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 svg:font-family="'Liberation S'"/>
    <style:font-face style:name="OpenSymbol" svg:font-family="OpenSymbol"/>
    <style:font-face style:name="Liberation Serif1" svg:font-family="'Liberation Serif'" style:font-family-generic="roman"/>
    <style:font-face style:name="Liberation Sans1" svg:font-family="'Liberation Sans'" style:font-family-generic="swiss"/>
    <style:font-face style:name="DejaVuSansMono" svg:font-family="DejaVuSans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autospace="none"/>
      <style:text-properties style:font-name="DejaVuSansMono" fo:font-size="9pt" style:font-name-asian="DejaVuSansMono" style:font-size-asian="9pt" style:font-name-complex="DejaVuSansMono" style:font-size-complex="9pt"/>
    </style:style>
    <style:style style:name="P6" style:family="paragraph" style:parent-style-name="Standard">
      <style:paragraph-properties fo:text-align="start" style:justify-single-word="false" style:text-autospace="none"/>
      <style:text-properties style:font-name="Liberation Serif1" fo:font-size="12pt" style:font-name-asian="DejaVuSansMono" style:font-size-asian="12pt" style:font-name-complex="DejaVuSansMono" style:font-size-complex="12pt"/>
    </style:style>
    <style:style style:name="P7" style:family="paragraph" style:parent-style-name="Standard">
      <style:paragraph-properties fo:break-before="page"/>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list-style-name="L1"/>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autospace="none"/>
      <style:text-properties style:font-name="Liberation Serif1" fo:font-size="12pt" style:font-name-asian="DejaVuSansMono" style:font-size-asian="12pt" style:font-name-complex="DejaVuSansMono" style:font-size-complex="12pt"/>
    </style:style>
    <style:style style:name="P12" style:family="paragraph" style:parent-style-name="Standard">
      <style:text-properties style:font-name="Liberation Serif1" fo:font-size="12pt" style:font-size-asian="12pt" style:font-size-complex="12pt"/>
    </style:style>
    <style:style style:name="P13" style:family="paragraph" style:parent-style-name="Standard" style:list-style-name="L2"/>
    <style:style style:name="T1" style:family="text">
      <style:text-properties fo:font-weight="normal" style:font-weight-asian="normal" style:font-weight-complex="normal"/>
    </style:style>
    <style:style style:name="T2" style:family="text">
      <style:text-properties style:font-name="Liberation Serif1"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rato Pedagógico - V 1.0</text:h>
      <text:p text:style-name="P1"/>
      <text:h text:style-name="Heading_20_2" text:outline-level="2">Logros del alumno </text:h>
      <text:p text:style-name="P1"/>
      <text:p text:style-name="Standard"><text:tab/>Luego de evaluar los conceptos y las metodologías a adoptar para la formación </text:p>
      <text:p text:style-name="Standard">educativa de los alumnos expuestas por el profesor, he llegado a la conclusión </text:p>
      <text:p text:style-name="Standard">que los logros personales que obtendré al finalizar el cursado de la presente </text:p>
      <text:p text:style-name="Standard">materia son: </text:p>
      <text:p text:style-name="Standard"/>
      <text:p text:style-name="P3">Saber Decir: </text:p>
      <text:p text:style-name="Standard"><text:s text:c="7"/>Cuáles ayudas informáticas para la toma de decisiones se adaptan a los problemas específicos que puedan surgir. </text:p>
      <text:p text:style-name="Standard"><text:s text:c="7"/>Cómo gestionar la información para que puedan tomarse las decisiones <text:s/>adecuadas de manera estratégica. </text:p>
      <text:p text:style-name="Standard"/>
      <text:p text:style-name="P3">Saber Hacer: </text:p>
      <text:p text:style-name="P3"/>
      <text:p text:style-name="Standard"><text:tab/>Saber aplicar los conocimientos aprendidos en la materia a empresas de software, e intentar aplicarlos a proyecto personales, ya sea por necesidad, diversión o por que nunca un conocimiento aplicado viene mal.</text:p>
      <text:p text:style-name="P3"/>
      <text:p text:style-name="P3">Sentir:</text:p>
      <text:p text:style-name="P3"/>
      <text:p text:style-name="P4"><text:tab/><text:span text:style-name="T1">Sentir el desarrollo continuo de crecimiento dentro aréa informática y desarrollo de sistemas, buscando a futuro generar un emprendimiento informático de sistemas y luego establecerlo como empresa.</text:span></text:p>
      <text:p text:style-name="P8"/>
      <text:p text:style-name="P8"/>
      <text:h text:style-name="Heading_20_2" text:outline-level="2">Contenidos </text:h>
      <text:p text:style-name="Standard">Los contenidos deseados, y según el programa analítico dado años anteriores por la cátedra, para obtener el éxito de los logros personales planteados son los que se encuentran descritos en el programa oficial de la materia. De ser obviado un tema me comprometo a seguir el criterio de elección de mi profesor a cargo, ya que según su experiencia el sabrá elegir cuales son los temas importantes para el alumno.</text:p>
      <text:p text:style-name="Standard"><text:s text:c="5"/></text:p>
      <text:h text:style-name="Heading_20_2" text:outline-level="2">Bibliografía </text:h>
      <text:list xml:id="list31137080" text:style-name="L1">
        <text:list-item>
          <text:p text:style-name="P9">Sistemas de Información Gerencial Laudon y Laudon, VIII Edición – Editorial <text:s/>Pearson </text:p>
        </text:list-item>
        <text:list-item>
          <text:p text:style-name="P9">Investigación de Operaciones Wayne Winston Cuarta Edición – Editorial <text:s/>Thomson </text:p>
        </text:list-item>
        <text:list-item>
          <text:p text:style-name="P9"><text:s/>Apuntes de cátedra con desarrollados por los docentes a colocar en la <text:s/>página de la UTN-FRC en Autogestión </text:p>
        </text:list-item>
      </text:list>
      <text:p text:style-name="Standard"/>
      <text:p text:style-name="Standard"/>
      <text:h text:style-name="Heading_20_2" text:outline-level="2">Actividades </text:h>
      <text:p text:style-name="Text_20_body"/>
      <text:p text:style-name="P3"><text:soft-page-break/>Leer, estudiar y ejercitar: </text:p>
      <text:p text:style-name="P3"/>
      <text:p text:style-name="Standard"><text:s/>Los temas dictados por los profesores, de acuerdo al material y a los ejercicios propuestos. </text:p>
      <text:p text:style-name="Standard"><text:s/></text:p>
      <text:p text:style-name="P7"/>
      <text:p text:style-name="P3">Investigar: </text:p>
      <text:p text:style-name="Standard"/>
      <text:p text:style-name="Standard">Aquellos temas para los cuales la comprensión de los mismos no sea el óptimo para la aplicación de éstos. </text:p>
      <text:p text:style-name="Standard">Aquellos temas que despierten interés como para profundizar en ellos. </text:p>
      <text:p text:style-name="Standard"><text:s/></text:p>
      <text:p text:style-name="P3">Aplicar: </text:p>
      <text:p text:style-name="P3"/>
      <text:p text:style-name="Standard">Las metodologías aprendidas para desarrollar sistemas de información de soporte para la toma de decisiones estratégicas. </text:p>
      <text:p text:style-name="Standard">Los conceptos asimilados para obtener beneficios a nivel personal en el ejercicio de la profesión. </text:p>
      <text:p text:style-name="Standard">Las metodologías de aprendizaje y estudio para lograr aprender todos los conceptos importantes y aplicaciones del contenido del curso. </text:p>
      <text:p text:style-name="Standard"/>
      <text:p text:style-name="P12"/>
      <text:h text:style-name="Heading_20_2" text:outline-level="2">Compromisos de Aceptación de este Contrato por parte del Profesor:</text:h>
      <text:p text:style-name="Standard"/>
      <text:list xml:id="list31126468" text:style-name="L2">
        <text:list-item>
          <text:p text:style-name="P13">Quien acepte este contrato no podrá nunca utilizarlo en lo que se considere poco conveniente o incomodo para el que lo expende.</text:p>
        </text:list-item>
        <text:list-item>
          <text:p text:style-name="P13">El profesor se compromete a analizar a conciencia cuales son los temas mas importantes del curso para la evaluación parcial y final para evitar sobre cargas de estudios en temas de poca aplicación real.</text:p>
        </text:list-item>
      </text:list>
      <text:p text:style-name="Standard"/>
      <text:p text:style-name="P2">Rodrigo Liberal</text:p>
      <text:p text:style-name="P2">51568</text:p>
      <text:p text:style-name="P2">5k1</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 svg:font-family="'Liberation S'"/>
    <style:font-face style:name="OpenSymbol" svg:font-family="OpenSymbol"/>
    <style:font-face style:name="Liberation Serif1" svg:font-family="'Liberation Serif'" style:font-family-generic="roman"/>
    <style:font-face style:name="Liberation Sans1" svg:font-family="'Liberation Sans'" style:font-family-generic="swiss"/>
    <style:font-face style:name="DejaVuSansMono" svg:font-family="DejaVuSans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18T12:24:11</meta:creation-date>
    <dc:date>2012-04-11T11:02:13.66</dc:date>
    <meta:editing-duration>PT1H2M10S</meta:editing-duration>
    <meta:editing-cycles>7</meta:editing-cycles>
    <meta:generator>OpenOffice.org/3.3$Win32 OpenOffice.org_project/330m11$Build-9535</meta:generator>
    <meta:document-statistic meta:table-count="0" meta:image-count="0" meta:object-count="0" meta:page-count="3" meta:paragraph-count="38" meta:word-count="432" meta:character-count="2786"/>
    <meta:user-defined meta:name="Información 1"/>
    <meta:user-defined meta:name="Información 2"/>
    <meta:user-defined meta:name="Información 3"/>
    <meta:user-defined meta:name="Información 4"/>
  </office:meta>
</office:document-meta>
</file>